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empo de Guerra</text:p>
      <text:p text:style-name="P1"/>
      <text:p text:style-name="P1">Dm</text:p>
      <text:p text:style-name="P1">Este é um tempo de guerra,</text:p>
      <text:p text:style-name="P1">Estamos em tempo de guerra,</text:p>
      <text:p text:style-name="P1">G</text:p>
      <text:p text:style-name="P1">Guerra que Cristo, nosso general</text:p>
      <text:p text:style-name="P1"><text:tab/> <text:s text:c="6"/>A#<text:tab/><text:tab/>A</text:p>
      <text:p text:style-name="P1">Venceu o exército inimigo por nós.</text:p>
      <text:p text:style-name="P1"/>
      <text:p text:style-name="P1">Gm<text:tab/><text:tab/><text:tab/>Dm</text:p>
      <text:p text:style-name="P1">Então não devemos nos intimidar,</text:p>
      <text:p text:style-name="P1">Gm<text:tab/><text:tab/> <text:s text:c="5"/>Dm</text:p>
      <text:p text:style-name="P1">Nem nos amedrontar,</text:p>
      <text:p text:style-name="P1">Gm<text:tab/></text:p>
      <text:p text:style-name="P1">Nem baixar nossas armas espirituais</text:p>
      <text:p text:style-name="P1"><text:tab/><text:tab/>A#<text:tab/><text:tab/>Gm<text:tab/><text:tab/>A<text:tab/> <text:s text:c="3"/></text:p>
      <text:p text:style-name="P1">Que servem para destruir os dardos de satanás.</text:p>
      <text:p text:style-name="P1">Gm<text:tab/><text:tab/><text:tab/> <text:s text:c="7"/>Dm</text:p>
      <text:p text:style-name="P1">Nossa guerra não é contra homem algum,</text:p>
      <text:p text:style-name="P1">Gm<text:tab/><text:tab/><text:tab/>Dm<text:tab/><text:tab/></text:p>
      <text:p text:style-name="P1">Nem contra carne ou sangue,</text:p>
      <text:p text:style-name="P1">Gm<text:tab/><text:tab/><text:tab/>Dm</text:p>
      <text:p text:style-name="P1">Mas contra o diabo e todos os seus anjos</text:p>
      <text:p text:style-name="P1">A#<text:tab/><text:tab/> <text:s text:c="8"/>Gm<text:tab/> <text:s/>A<text:tab/><text:tab/> <text:s text:c="3"/></text:p>
      <text:p text:style-name="P1">Que operam nas regiões celestiais.</text:p>
      <text:p text:style-name="P1"/>
      <text:p text:style-name="P1">A#<text:tab/>C<text:tab/><text:tab/>Dm</text:p>
      <text:p text:style-name="P1">O nosso general é valente,</text:p>
      <text:p text:style-name="P1">A#<text:tab/>C<text:tab/><text:tab/> <text:s text:c="9"/>Dm</text:p>
      <text:p text:style-name="P1">Varão de guerra, Leão de Judá,</text:p>
      <text:p text:style-name="P1">A#<text:tab/> <text:s text:c="10"/>C<text:tab/><text:tab/> <text:s text:c="7"/>Dm</text:p>
      <text:p text:style-name="P1">Com Ele entraremos no forte do inimigo</text:p>
      <text:p text:style-name="P1"><text:tab/>A#<text:tab/> <text:s text:c="3"/>C<text:tab/> <text:s text:c="6"/>Dm</text:p>
      <text:p text:style-name="P1">E livraremos os cativos de l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27T10:00:05</meta:creation-date>
    <meta:document-statistic meta:table-count="0" meta:image-count="0" meta:object-count="0" meta:page-count="1" meta:paragraph-count="32" meta:word-count="129" meta:character-count="711"/>
    <dc:date>2016-04-27T10:12:35</dc:date>
    <meta:editing-duration>PT12M31S</meta:editing-duration>
    <meta:editing-cycles>1</meta:editing-cycles>
    <meta:generator>OpenOffice/4.1.2$Linux OpenOffice.org_project/412m3$Build-9782</meta:generator>
  </office:meta>
</office:document-meta>
</file>